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Default_5f_1">
      <style:graphic-properties draw:textarea-horizontal-align="justify" draw:textarea-vertical-align="middle" draw:auto-grow-height="false" fo:min-height="0.194cm" fo:min-width="0.739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194cm" fo:min-width="0.738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195cm" fo:min-width="0.739cm"/>
    </style:style>
    <style:style style:name="gr5" style:family="graphic" style:parent-style-name="Default_5f_1">
      <style:graphic-properties draw:textarea-horizontal-align="justify" draw:textarea-vertical-align="middle" draw:auto-grow-height="false" fo:min-height="0.195cm" fo:min-width="0.738cm"/>
    </style:style>
    <style:style style:name="gr6" style:family="graphic" style:parent-style-name="Default_5f_1">
      <style:graphic-properties draw:textarea-horizontal-align="justify" draw:textarea-vertical-align="middle" draw:auto-grow-height="false" fo:min-height="0.156cm" fo:min-width="0.854cm"/>
    </style:style>
    <style:style style:name="gr7" style:family="graphic" style:parent-style-name="Default_5f_1">
      <style:graphic-properties draw:textarea-vertical-align="middle"/>
    </style:style>
    <style:style style:name="gr8" style:family="graphic" style:parent-style-name="Default_5f_1">
      <style:graphic-properties draw:textarea-horizontal-align="justify" draw:textarea-vertical-align="middle" draw:auto-grow-height="false" fo:min-height="0.804cm" fo:min-width="0.46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02cm" fo:min-width="0.465cm"/>
    </style:style>
    <style:style style:name="gr10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6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9cm" fo:min-width="0.298cm"/>
    </style:style>
    <style:style style:name="gr1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Default_5f_1">
      <style:graphic-properties draw:textarea-horizontal-align="justify" draw:textarea-vertical-align="middle" draw:auto-grow-height="false" fo:min-height="0.79cm" fo:min-width="0.296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7cm" fo:min-width="2.812cm"/>
      <style:paragraph-properties style:writing-mode="lr-tb"/>
    </style:style>
    <style:style style:name="gr16" style:family="graphic" style:parent-style-name="Default_5f_1">
      <style:graphic-properties draw:textarea-horizontal-align="justify" draw:textarea-vertical-align="middle" draw:auto-grow-height="false" fo:min-height="0.156cm" fo:min-width="0.852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654cm" fo:min-width="1.1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3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2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3cm"/>
      <style:paragraph-properties style:writing-mode="lr-tb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2cm"/>
      <style:paragraph-properties style:writing-mode="lr-tb"/>
    </style:style>
    <style:style style:name="gr23" style:family="graphic" style:parent-style-name="Default_5f_1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019cm" fo:min-width="0.864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Default_5f_1">
      <style:graphic-properties draw:stroke="none" draw:fill="none" fo:min-height="2.869cm"/>
      <style:paragraph-properties style:writing-mode="lr-tb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6cm" fo:min-width="2.262cm"/>
      <style:paragraph-properties style:writing-mode="lr-tb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274cm" fo:min-width="0.048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font-size="8.5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8.5pt"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en" fo:country="GB" style:font-size-asian="15pt" style:font-size-complex="15pt"/>
    </style:style>
    <style:style style:name="P7" style:family="paragraph">
      <loext:graphic-properties draw:fill="none" draw:fill-color="#ffffff"/>
      <style:paragraph-properties style:writing-mode="lr-tb"/>
      <style:text-properties fo:font-size="8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8.5pt"/>
    </style:style>
    <style:style style:name="T1" style:family="text">
      <style:text-properties fo:font-size="8.5pt" fo:language="en" fo:country="GB"/>
    </style:style>
    <style:style style:name="T2" style:family="text">
      <style:text-properties style:text-position="-33% 58%" fo:font-size="8.5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fo:language="en" fo:country="GB" style:font-size-asian="15pt" style:font-size-complex="15pt"/>
    </style:style>
    <style:style style:name="T7" style:family="text">
      <style:text-properties style:text-position="-33% 58%" fo:font-size="18pt" fo:language="en" fo:country="GB"/>
    </style:style>
    <style:style style:name="T8" style:family="text">
      <style:text-properties fo:font-size="8.5pt"/>
    </style:style>
    <style:style style:name="T9" style:family="text">
      <style:text-properties style:text-position="-33% 58%" fo:font-size="8.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3.172cm" svg:y1="4.117cm" svg:x2="1.252cm" svg:y2="4.117cm" draw:start-shape="id1" draw:start-glue-point="3" draw:end-shape="id2" draw:end-glue-point="1" svg:d="M3172 4117h-1920" svg:viewBox="0 0 1921 1">
          <text:p/>
        </draw:connector>
        <draw:custom-shape draw:style-name="gr2" draw:text-style-name="P2" xml:id="id3" draw:id="id3" draw:layer="layout" svg:width="1.239cm" svg:height="0.444cm" svg:x="3.172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1.238cm" svg:height="0.444cm" svg:x="6.762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1.239cm" svg:height="0.445cm" svg:x="3.172cm" svg:y="3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1.238cm" svg:height="0.445cm" svg:x="6.762cm" svg:y="3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1.354cm" svg:height="0.406cm" draw:transform="rotate (1.5707963267949) translate (5.379cm 3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.172cm" svg:y1="0.975cm" svg:x2="1.947cm" svg:y2="1.799cm" draw:start-shape="id3" draw:start-glue-point="3" draw:end-shape="id4" draw:end-glue-point="4" svg:d="M3172 975h-1225v824" svg:viewBox="0 0 1226 825">
          <text:p/>
        </draw:connector>
        <draw:connector draw:style-name="gr7" draw:text-style-name="P2" draw:layer="layout" svg:x1="1.947cm" svg:y1="3.289cm" svg:x2="3.172cm" svg:y2="4.117cm" draw:start-shape="id4" draw:start-glue-point="8" draw:end-shape="id1" draw:end-glue-point="3" svg:d="M1947 3289v828h1225" svg:viewBox="0 0 1226 829">
          <text:p/>
        </draw:connector>
        <draw:connector draw:style-name="gr7" draw:text-style-name="P2" draw:layer="layout" svg:x1="9.002cm" svg:y1="6.615cm" svg:x2="5.582cm" svg:y2="6.91cm" draw:start-shape="id5" draw:start-glue-point="2" draw:end-shape="id6" draw:end-glue-point="6" svg:d="M9002 6615v797h-3420v-502" svg:viewBox="0 0 3421 798">
          <text:p/>
        </draw:connector>
        <draw:connector draw:style-name="gr7" draw:text-style-name="P2" draw:layer="layout" svg:x1="4.411cm" svg:y1="4.117cm" svg:x2="6.762cm" svg:y2="4.117cm" draw:start-shape="id1" draw:start-glue-point="1" draw:end-shape="id7" draw:end-glue-point="3" svg:d="M4411 4117h2351" svg:viewBox="0 0 2352 1">
          <text:p/>
        </draw:connector>
        <draw:connector draw:style-name="gr7" draw:text-style-name="P2" draw:layer="layout" svg:x1="5.582cm" svg:y1="3.189cm" svg:x2="6.762cm" svg:y2="4.117cm" draw:start-shape="id8" draw:start-glue-point="3" draw:end-shape="id7" draw:end-glue-point="3" svg:d="M5582 3189v928h1180" svg:viewBox="0 0 1181 929">
          <text:p/>
        </draw:connector>
        <draw:connector draw:style-name="gr7" draw:text-style-name="P2" draw:layer="layout" svg:x1="6.762cm" svg:y1="0.975cm" svg:x2="5.582cm" svg:y2="1.835cm" draw:start-shape="id9" draw:start-glue-point="3" draw:end-shape="id8" draw:end-glue-point="1" svg:d="M6762 975h-1180v860" svg:viewBox="0 0 1181 861">
          <text:p/>
        </draw:connector>
        <draw:custom-shape draw:style-name="gr8" draw:text-style-name="P3" xml:id="id4" draw:id="id4" draw:layer="layout" svg:width="1.363cm" svg:height="1.49cm" svg:x="1.265cm" svg:y="1.799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custom-shape draw:style-name="gr9" draw:text-style-name="P2" draw:layer="layout" svg:width="1.365cm" svg:height="1.488cm" svg:x="8.32cm" svg:y="5.127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4" draw:layer="layout" svg:x1="9.003cm" svg:y1="6.363cm" svg:x2="9.003cm" svg:y2="5.342cm">
            <text:p/>
          </draw:line>
        </draw:g>
        <draw:frame draw:style-name="gr11" draw:text-style-name="P5" draw:layer="layout" svg:width="1.363cm" svg:height="1.125cm" svg:x="0.265cm" svg:y="2.092cm">
          <draw:text-box>
            <text:p><text:span text:style-name="T1">V</text:span><text:span text:style-name="T2">a</text:span></text:p>
          </draw:text-box>
        </draw:frame>
        <draw:g xml:id="id10" draw:id="id10">
          <draw:custom-shape draw:style-name="gr12" draw:text-style-name="P2" draw:layer="layout" svg:width="1.594cm" svg:height="2.078cm" svg:x="8.205cm" svg:y="1.50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4" draw:layer="layout" svg:x1="9cm" svg:y1="2.108cm" svg:x2="9cm" svg:y2="3.129cm">
            <text:p/>
          </draw:line>
        </draw:g>
        <draw:custom-shape draw:style-name="gr14" draw:text-style-name="P3" xml:id="id6" draw:id="id6" draw:layer="layout" svg:width="1.592cm" svg:height="2.078cm" svg:x="4.786cm" svg:y="4.832cm">
          <text:p text:style-name="P3"><text:span text:style-name="T3">+</text:span></text:p>
          <text:p text:style-name="P3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6" draw:layer="layout" svg:width="3.312cm" svg:height="1.217cm" svg:x="5.697cm" svg:y="6.513cm">
          <draw:text-box>
            <text:p><text:span text:style-name="T4">V</text:span><text:span text:style-name="T5">c</text:span><text:span text:style-name="T4"> = K</text:span><text:span text:style-name="T5">c</text:span><text:span text:style-name="T4"> I</text:span><text:span text:style-name="T5">c</text:span><text:span text:style-name="T6"> </text:span></text:p>
          </draw:text-box>
        </draw:frame>
        <draw:connector draw:style-name="gr7" draw:text-style-name="P1" draw:layer="layout" svg:x1="4.411cm" svg:y1="4.117cm" svg:x2="5.582cm" svg:y2="4.832cm" draw:start-shape="id1" draw:start-glue-point="1" draw:end-shape="id6" draw:end-glue-point="4" svg:d="M4411 4117h1171v715" svg:viewBox="0 0 1172 716">
          <text:p/>
        </draw:connector>
        <draw:connector draw:style-name="gr7" draw:text-style-name="P1" draw:layer="layout" svg:x1="4.411cm" svg:y1="0.975cm" svg:x2="5.582cm" svg:y2="1.835cm" draw:start-shape="id3" draw:start-glue-point="1" draw:end-shape="id8" draw:end-glue-point="1" svg:d="M4411 975h1171v860" svg:viewBox="0 0 1172 861">
          <text:p/>
        </draw:connector>
        <draw:connector draw:style-name="gr7" draw:text-style-name="P1" draw:layer="layout" svg:x1="8cm" svg:y1="4.117cm" svg:x2="9.002cm" svg:y2="5.127cm" draw:start-shape="id7" draw:start-glue-point="1" draw:end-shape="id5" draw:end-glue-point="0" svg:d="M8000 4117h1002v1010" svg:viewBox="0 0 1003 1011">
          <text:p/>
        </draw:connector>
        <draw:connector draw:style-name="gr7" draw:text-style-name="P1" draw:layer="layout" svg:x1="8cm" svg:y1="0.975cm" svg:x2="9.002cm" svg:y2="1.505cm" draw:start-shape="id9" draw:start-glue-point="1" draw:end-shape="id10" draw:end-glue-point="0" svg:d="M8000 975h1002v530" svg:viewBox="0 0 1003 531">
          <text:p/>
        </draw:connector>
        <draw:connector draw:style-name="gr7" draw:text-style-name="P1" draw:layer="layout" svg:x1="9.002cm" svg:y1="3.583cm" svg:x2="9.002cm" svg:y2="5.127cm" draw:start-shape="id10" draw:start-glue-point="2" draw:end-shape="id5" draw:end-glue-point="0" svg:d="M9002 3583v1544" svg:viewBox="0 0 1 1545">
          <text:p/>
        </draw:connector>
        <draw:custom-shape draw:style-name="gr4" draw:text-style-name="P2" xml:id="id11" draw:id="id11" draw:layer="layout" svg:width="1.239cm" svg:height="0.445cm" svg:x="3.172cm" svg:y="7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12" draw:id="id12" draw:layer="layout" svg:width="1.352cm" svg:height="0.406cm" draw:transform="rotate (1.5707963267949) translate (1.743cm 6.5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4.411cm" svg:y1="7.435cm" svg:x2="5.582cm" svg:y2="6.91cm" draw:start-shape="id11" draw:start-glue-point="1" draw:end-shape="id6" draw:end-glue-point="6" svg:d="M4411 7435h1171v-525" svg:viewBox="0 0 1172 526">
          <text:p/>
        </draw:connector>
        <draw:connector draw:style-name="gr7" draw:text-style-name="P1" draw:layer="layout" svg:x1="1.946cm" svg:y1="5.195cm" svg:x2="3.172cm" svg:y2="4.117cm" draw:start-shape="id12" draw:start-glue-point="1" draw:end-shape="id1" draw:end-glue-point="3" svg:d="M1946 5195v-1078h1226" svg:viewBox="0 0 1227 1079">
          <text:p/>
        </draw:connector>
        <draw:connector draw:style-name="gr7" draw:text-style-name="P1" draw:layer="layout" svg:x1="1.946cm" svg:y1="6.547cm" svg:x2="3.172cm" svg:y2="7.435cm" draw:start-shape="id12" draw:start-glue-point="3" draw:end-shape="id11" draw:end-glue-point="3" svg:d="M1946 6547v888h1226" svg:viewBox="0 0 1227 889">
          <text:p/>
        </draw:connector>
        <draw:frame draw:style-name="gr17" draw:text-style-name="P5" draw:layer="layout" svg:width="1.6cm" svg:height="1.904cm" svg:x="9.764cm" svg:y="5.086cm">
          <draw:text-box>
            <text:p><text:span text:style-name="T3">I</text:span><text:span text:style-name="T7">d</text:span></text:p>
          </draw:text-box>
        </draw:frame>
        <draw:frame draw:style-name="gr18" draw:text-style-name="P7" draw:layer="layout" svg:width="1.393cm" svg:height="1.125cm" svg:x="3.443cm" svg:y="1.199cm">
          <draw:text-box>
            <text:p><text:span text:style-name="T8">R</text:span><text:span text:style-name="T9">1</text:span></text:p>
          </draw:text-box>
        </draw:frame>
        <draw:frame draw:style-name="gr19" draw:text-style-name="P7" draw:layer="layout" svg:width="1.392cm" svg:height="1.124cm" svg:x="7.032cm" svg:y="4.348cm">
          <draw:text-box>
            <text:p><text:span text:style-name="T8">R</text:span><text:span text:style-name="T9">5</text:span></text:p>
          </draw:text-box>
        </draw:frame>
        <draw:frame draw:style-name="gr20" draw:text-style-name="P7" draw:layer="layout" svg:width="0.859cm" svg:height="1.696cm" svg:x="3.393cm" svg:y="4.348cm">
          <draw:text-box>
            <text:p><text:span text:style-name="T8">R</text:span><text:span text:style-name="T9">4</text:span></text:p>
          </draw:text-box>
        </draw:frame>
        <draw:frame draw:style-name="gr21" draw:text-style-name="P7" draw:layer="layout" svg:width="1.393cm" svg:height="1.124cm" svg:x="5.732cm" svg:y="2.182cm">
          <draw:text-box>
            <text:p><text:span text:style-name="T8">R</text:span><text:span text:style-name="T9">3</text:span></text:p>
          </draw:text-box>
        </draw:frame>
        <draw:frame draw:style-name="gr22" draw:text-style-name="P7" draw:layer="layout" svg:width="1.392cm" svg:height="1.125cm" svg:x="6.961cm" svg:y="1.199cm">
          <draw:text-box>
            <text:p><text:span text:style-name="T8">R</text:span><text:span text:style-name="T9">2</text:span></text:p>
          </draw:text-box>
        </draw:frame>
        <draw:frame draw:style-name="gr22" draw:text-style-name="P7" draw:layer="layout" svg:width="1.392cm" svg:height="1.125cm" svg:x="0.88cm" svg:y="5.263cm">
          <draw:text-box>
            <text:p><text:span text:style-name="T8">R</text:span><text:span text:style-name="T9">6</text:span></text:p>
          </draw:text-box>
        </draw:frame>
        <draw:custom-shape draw:style-name="gr23" draw:text-style-name="P1" draw:layer="layout" svg:width="0.175cm" svg:height="0.208cm" svg:x="5.495cm" svg:y="4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175cm" svg:height="0.208cm" svg:x="8.915cm" svg:y="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128cm" svg:height="0.17cm" svg:x="5.518cm" svg:y="7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175cm" svg:height="0.209cm" svg:x="5.495cm" svg:y="0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174cm" svg:height="0.208cm" svg:x="1.859cm" svg:y="4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1.364cm" svg:height="2.269cm" svg:x="4.817cm" svg:y="1.83cm">
          <draw:text-box>
            <text:p><text:span text:style-name="T8">+</text:span></text:p>
            <text:p><text:span text:style-name="T8">V</text:span><text:span text:style-name="T9">b</text:span></text:p>
            <text:p><text:span text:style-name="T8">-</text:span></text:p>
          </draw:text-box>
        </draw:frame>
        <draw:line draw:style-name="gr25" draw:text-style-name="P8" draw:layer="layout" svg:x1="2.421cm" svg:y1="5.066cm" svg:x2="2.421cm" svg:y2="6.59cm">
          <text:p/>
        </draw:line>
        <draw:frame draw:style-name="gr26" draw:text-style-name="P9" draw:layer="layout" svg:width="0.869cm" svg:height="3.119cm" svg:x="2.306cm" svg:y="5.267cm">
          <draw:text-box>
            <text:p><text:span text:style-name="T10">I</text:span><text:span text:style-name="T11">c</text:span></text:p>
          </draw:text-box>
        </draw:frame>
        <draw:frame draw:style-name="gr27" draw:text-style-name="P6" draw:layer="layout" svg:width="2.762cm" svg:height="0.966cm" svg:x="6.491cm" svg:y="2.894cm">
          <draw:text-box>
            <text:p><text:span text:style-name="T4">I</text:span><text:span text:style-name="T5">b</text:span><text:span text:style-name="T4"> = K</text:span><text:span text:style-name="T5">b</text:span><text:span text:style-name="T4"> V</text:span><text:span text:style-name="T5">b</text:span><text:span text:style-name="T6"> </text:span></text:p>
          </draw:text-box>
        </draw:frame>
        <draw:frame draw:style-name="gr22" draw:text-style-name="P7" draw:layer="layout" svg:width="1.392cm" svg:height="1.125cm" svg:x="3.196cm" svg:y="7.645cm">
          <draw:text-box>
            <text:p><text:span text:style-name="T8">R</text:span><text:span text:style-name="T9">7</text:span></text:p>
          </draw:text-box>
        </draw:frame>
        <draw:frame draw:style-name="gr28" draw:text-style-name="P7" draw:layer="layout" svg:width="0.667cm" svg:height="0.586cm" svg:x="1.44cm" svg:y="7.332cm">
          <draw:text-box>
            <text:p><text:span text:style-name="T8">6</text:span></text:p>
          </draw:text-box>
        </draw:frame>
        <draw:frame draw:style-name="gr28" draw:text-style-name="P7" draw:layer="layout" svg:width="0.667cm" svg:height="0.586cm" svg:x="5.45cm" svg:y="7.38cm">
          <draw:text-box>
            <text:p><text:span text:style-name="T8">7</text:span></text:p>
          </draw:text-box>
        </draw:frame>
        <draw:frame draw:style-name="gr28" draw:text-style-name="P7" draw:layer="layout" svg:width="0.667cm" svg:height="0.586cm" svg:x="8.914cm" svg:y="3.612cm">
          <draw:text-box>
            <text:p><text:span text:style-name="T8">5</text:span></text:p>
          </draw:text-box>
        </draw:frame>
        <draw:frame draw:style-name="gr28" draw:text-style-name="P7" draw:layer="layout" svg:width="0.667cm" svg:height="0.586cm" svg:x="5.434cm" svg:y="3.564cm">
          <draw:text-box>
            <text:p><text:span text:style-name="T8">4</text:span></text:p>
          </draw:text-box>
        </draw:frame>
        <draw:frame draw:style-name="gr28" draw:text-style-name="P7" draw:layer="layout" svg:width="0.667cm" svg:height="0.586cm" svg:x="8.737cm" svg:y="0.389cm">
          <draw:text-box>
            <text:p><text:span text:style-name="T8">3</text:span></text:p>
          </draw:text-box>
        </draw:frame>
        <draw:frame draw:style-name="gr28" draw:text-style-name="P7" draw:layer="layout" svg:width="0.667cm" svg:height="0.586cm" svg:x="5.21cm" svg:y="0.325cm">
          <draw:text-box>
            <text:p><text:span text:style-name="T8">2</text:span></text:p>
          </draw:text-box>
        </draw:frame>
        <draw:frame draw:style-name="gr28" draw:text-style-name="P7" draw:layer="layout" svg:width="0.667cm" svg:height="0.586cm" svg:x="1.586cm" svg:y="0.437cm">
          <draw:text-box>
            <text:p><text:span text:style-name="T8">1</text:span></text:p>
          </draw:text-box>
        </draw:frame>
        <draw:g xml:id="id2" draw:id="id2">
          <draw:line draw:style-name="gr29" draw:text-style-name="P8" draw:layer="layout" svg:x1="1.239cm" svg:y1="4.613cm" svg:x2="1.243cm" svg:y2="3.622cm">
            <text:p/>
          </draw:line>
          <draw:line draw:style-name="gr29" draw:text-style-name="P8" draw:layer="layout" svg:x1="1.248cm" svg:y1="4.613cm" svg:x2="1.252cm" svg:y2="3.622cm">
            <text:p/>
          </draw:line>
          <draw:line draw:style-name="gr29" draw:text-style-name="P8" draw:layer="layout" svg:x1="1.057cm" svg:y1="3.889cm" svg:x2="1.05cm" svg:y2="4.381cm">
            <text:p/>
          </draw:line>
          <draw:line draw:style-name="gr29" draw:text-style-name="P8" draw:layer="layout" svg:x1="0.886cm" svg:y1="4.021cm" svg:x2="0.883cm" svg:y2="4.258cm">
            <text:p/>
          </draw:line>
        </draw:g>
        <draw:frame draw:style-name="gr28" draw:text-style-name="P7" draw:layer="layout" svg:width="0.667cm" svg:height="0.586cm" svg:x="1.778cm" svg:y="3.646cm">
          <draw:text-box>
            <text:p><text:span text:style-name="T8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0__2b__20_Content" style:display-name="Title + Content" style:page-layout-name="PM0" draw:style-name="Mdp2">
      <draw:frame draw:name="Title 1" draw:style-name="Mgr1" draw:text-style-name="MP2" draw:layer="backgroundobjects" svg:width="9.209cm" svg:height="1.139cm" svg:x="0.894cm" svg:y="1.902cm">
        <draw:text-box>
          <text:p text:style-name="MP1"><text:span text:style-name="MT1">Click to edit Master title style</text:span></text:p>
        </draw:text-box>
      </draw:frame>
      <draw:frame draw:name="Content Placeholder 2" draw:style-name="Mgr2" draw:text-style-name="MP7" draw:layer="backgroundobjects" svg:width="9.209cm" svg:height="4.836cm" svg:x="0.894cm" svg:y="3.202cm">
        <draw:text-box>
          <text:list text:style-name="ML2">
            <text:list-item>
              <text:p text:style-name="MP3"><text:span text:style-name="MT2">Click to edit Master text styles</text:span></text:p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draw:style-name="Mgr3" draw:text-style-name="MP9" draw:layer="backgroundobjects" svg:width="2.222cm" svg:height="0.402cm" svg:x="0.894cm" svg:y="8.417cm">
        <draw:text-box>
          <text:p text:style-name="MP8"><text:span text:style-name="MT6"><text:date style:data-style-name="D4" text:date-value="2021-03-17">17/03/2021</text:date></text:span></text:p>
        </draw:text-box>
      </draw:frame>
      <draw:frame draw:name="Footer Placeholder 4" draw:style-name="Mgr3" draw:text-style-name="MP9" draw:layer="backgroundobjects" svg:width="3.727cm" svg:height="0.402cm" svg:x="3.758cm" svg:y="8.417cm">
        <draw:text-box>
          <text:p text:style-name="MP10"><text:span text:style-name="MT7">TCFE: DEEC/Instituto Superior Técnico </text:span></text:p>
        </draw:text-box>
      </draw:frame>
      <draw:frame draw:name="Slide Number Placeholder 5" draw:style-name="Mgr3" draw:text-style-name="MP9" draw:layer="backgroundobjects" svg:width="2.203cm" svg:height="0.402cm" svg:x="7.899cm" svg:y="8.417cm">
        <draw:text-box>
          <text:p text:style-name="MP11"><text:span text:style-name="MT7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7T17:43:55.507459690</dc:date>
    <meta:editing-duration>PT1H5M56S</meta:editing-duration>
    <meta:editing-cycles>6</meta:editing-cycles>
    <meta:generator>LibreOffice/6.4.6.2$Linux_X86_64 LibreOffice_project/40$Build-2</meta:generator>
    <meta:document-statistic meta:object-count="67"/>
  </office:meta>
</office:document-meta>
</file>